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UEVA, SHULIANA K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2604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43156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ALTA TORRES, GILMER MIG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0254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431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UEVA CACHO, CRISTINA ELE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663746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6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2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3065236</text:p>
          </table:table-cell>
          <table:table-cell table:style-name="Tabla2.D3" office:value-type="string">
            <text:p text:style-name="P23">2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11/2021</text:p>
          </table:table-cell>
          <table:table-cell table:style-name="Tabla2.A4" office:value-type="string">
            <text:p text:style-name="P22">87660249</text:p>
          </table:table-cell>
          <table:table-cell table:style-name="Tabla2.D4" office:value-type="string">
            <text:p text:style-name="P23">14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1T23:23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